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hitney" svg:font-family="Whitney, 'Helvetica Neue', Helvetica, Arial, sans-serif"/>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Microsoft Himalaya" svg:font-family="'Microsoft Himalay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JhengHei" svg:font-family="'Microsoft JhengHe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Microsoft JhengHei" fo:font-size="28pt" fo:font-weight="bold" officeooo:rsid="00042bf3" officeooo:paragraph-rsid="00042bf3" style:font-size-asian="28pt" style:font-weight-asian="bold" style:font-size-complex="28pt" style:font-weight-complex="bold"/>
    </style:style>
    <style:style style:name="P2" style:family="paragraph" style:parent-style-name="Standard">
      <style:paragraph-properties fo:text-align="start" style:justify-single-word="false"/>
      <style:text-properties style:font-name="Microsoft JhengHei" fo:font-size="14pt" style:text-underline-style="solid" style:text-underline-width="auto" style:text-underline-color="font-color" fo:font-weight="bold" officeooo:rsid="00042bf3" officeooo:paragraph-rsid="00042bf3"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Microsoft JhengHei" fo:font-size="14pt" style:text-underline-style="solid" style:text-underline-width="auto" style:text-underline-color="font-color" fo:font-weight="bold" officeooo:rsid="000ca828" officeooo:paragraph-rsid="000ca828"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Microsoft JhengHei" fo:font-size="12pt" fo:font-weight="normal" officeooo:rsid="00042bf3" officeooo:paragraph-rsid="00042bf3"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Microsoft JhengHei" fo:font-size="12pt" style:text-underline-style="none" fo:font-weight="normal" officeooo:rsid="00042bf3" officeooo:paragraph-rsid="00042bf3"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Microsoft JhengHei" fo:font-size="16pt" style:text-underline-style="solid" style:text-underline-width="auto" style:text-underline-color="font-color" fo:font-weight="bold" officeooo:rsid="00042bf3" officeooo:paragraph-rsid="00042bf3"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Microsoft JhengHei" fo:font-size="16pt" style:text-underline-style="solid" style:text-underline-width="auto" style:text-underline-color="font-color" fo:font-weight="bold" officeooo:rsid="00049bbb" officeooo:paragraph-rsid="00049bbb"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use-window-font-color="true" style:font-name="Microsoft JhengHei" fo:font-size="12pt" style:text-underline-style="none" fo:font-weight="normal" officeooo:rsid="00042bf3" officeooo:paragraph-rsid="00042bf3" fo:background-color="transparent" style:font-size-asian="10.5pt" style:font-weight-asian="normal" style:font-size-complex="12pt" style:font-weight-complex="normal"/>
    </style:style>
    <style:style style:name="P9" style:family="paragraph" style:parent-style-name="Text_20_body" style:list-style-name="L1"/>
    <style:style style:name="P10" style:family="paragraph" style:parent-style-name="Text_20_body">
      <style:text-properties style:font-name="Microsoft JhengHei"/>
    </style:style>
    <style:style style:name="P11" style:family="paragraph" style:parent-style-name="Text_20_body">
      <style:paragraph-properties fo:text-align="start" style:justify-single-word="false"/>
      <style:text-properties style:font-name="Microsoft JhengHei" fo:font-size="12pt" style:text-underline-style="none" fo:font-weight="normal" officeooo:rsid="00042bf3" officeooo:paragraph-rsid="00042bf3"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style:font-name="Microsoft JhengHei" fo:font-size="16pt" style:text-underline-style="solid" style:text-underline-width="auto" style:text-underline-color="font-color" fo:font-weight="bold" officeooo:rsid="00042bf3" officeooo:paragraph-rsid="00042bf3" style:font-size-asian="16pt" style:font-weight-asian="bold" style:font-size-complex="16pt" style:font-weight-complex="bold"/>
    </style:style>
    <style:style style:name="P13" style:family="paragraph" style:parent-style-name="Text_20_body">
      <style:text-properties officeooo:rsid="0004b78a" officeooo:paragraph-rsid="0004b78a"/>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paragraph-properties fo:text-align="start" style:justify-single-word="false"/>
      <style:text-properties style:use-window-font-color="true" style:font-name="Microsoft JhengHei" fo:font-size="16pt" style:text-underline-style="solid" style:text-underline-width="auto" style:text-underline-color="font-color" fo:font-weight="bold" officeooo:rsid="00042bf3" officeooo:paragraph-rsid="00042bf3" fo:background-color="transparent" style:font-size-asian="16pt" style:font-weight-asian="bold" style:font-size-complex="16pt" style:font-weight-complex="bold"/>
    </style:style>
    <style:style style:name="P18" style:family="paragraph" style:parent-style-name="Text_20_body" style:list-style-name="L1">
      <style:paragraph-properties fo:margin-top="0cm" fo:margin-bottom="0cm" loext:contextual-spacing="false"/>
    </style:style>
    <style:style style:name="P19" style:family="paragraph" style:parent-style-name="Text_20_body" style:list-style-name="L2">
      <style:paragraph-properties fo:margin-top="0cm" fo:margin-bottom="0cm" loext:contextual-spacing="false"/>
    </style:style>
    <style:style style:name="P20" style:family="paragraph" style:parent-style-name="Text_20_body" style:list-style-name="L3">
      <style:paragraph-properties fo:margin-top="0cm" fo:margin-bottom="0cm" loext:contextual-spacing="false"/>
    </style:style>
    <style:style style:name="P21" style:family="paragraph" style:parent-style-name="Text_20_body" style:list-style-name="L4">
      <style:paragraph-properties fo:margin-top="0cm" fo:margin-bottom="0cm" loext:contextual-spacing="false"/>
    </style:style>
    <style:style style:name="P22" style:family="paragraph" style:parent-style-name="Preformatted_20_Text">
      <style:text-properties style:font-name="Microsoft JhengHei"/>
    </style:style>
    <style:style style:name="P23" style:family="paragraph" style:parent-style-name="Preformatted_20_Text">
      <style:paragraph-properties fo:text-align="start" style:justify-single-word="false"/>
      <style:text-properties style:font-name="Microsoft JhengHei" fo:font-size="12pt" style:text-underline-style="none" fo:font-weight="normal" officeooo:rsid="00042bf3" officeooo:paragraph-rsid="00042bf3" style:font-size-asian="10.5pt" style:font-weight-asian="normal" style:font-size-complex="12pt" style:font-weight-complex="normal"/>
    </style:style>
    <style:style style:name="P24" style:family="paragraph" style:parent-style-name="Preformatted_20_Text">
      <style:paragraph-properties fo:margin-top="0cm" fo:margin-bottom="0.499cm" loext:contextual-spacing="false"/>
    </style:style>
    <style:style style:name="P25" style:family="paragraph" style:parent-style-name="Preformatted_20_Text">
      <style:paragraph-properties fo:margin-top="0cm" fo:margin-bottom="0.499cm" loext:contextual-spacing="false"/>
      <style:text-properties style:font-name="Microsoft JhengHei"/>
    </style:style>
    <style:style style:name="P26" style:family="paragraph" style:parent-style-name="Heading_20_2">
      <style:text-properties style:font-name="Microsoft JhengHei"/>
    </style:style>
    <style:style style:name="P27" style:family="paragraph" style:parent-style-name="Heading_20_2">
      <style:paragraph-properties fo:text-align="start" style:justify-single-word="false"/>
      <style:text-properties style:font-name="Microsoft JhengHei" fo:font-size="16pt" style:text-underline-style="solid" style:text-underline-width="auto" style:text-underline-color="font-color" fo:font-weight="bold" officeooo:rsid="00042bf3" officeooo:paragraph-rsid="00042bf3" style:font-size-asian="16pt" style:font-weight-asian="bold" style:font-size-complex="16pt" style:font-weight-complex="bold"/>
    </style:style>
    <style:style style:name="P28" style:family="paragraph" style:parent-style-name="Heading_20_1">
      <style:paragraph-properties fo:text-align="start" style:justify-single-word="false"/>
      <style:text-properties style:font-name="Microsoft JhengHei" fo:font-size="16pt" style:text-underline-style="solid" style:text-underline-width="auto" style:text-underline-color="font-color" fo:font-weight="bold" officeooo:rsid="00042bf3" officeooo:paragraph-rsid="00042bf3" style:font-size-asian="16pt" style:font-weight-asian="bold" style:font-size-complex="16pt" style:font-weight-complex="bold"/>
    </style:style>
    <style:style style:name="P29" style:family="paragraph" style:parent-style-name="Heading_20_1">
      <style:paragraph-properties fo:text-align="start" style:justify-single-word="false"/>
      <style:text-properties style:use-window-font-color="true" style:font-name="Microsoft JhengHei" fo:font-size="16pt" style:text-underline-style="solid" style:text-underline-width="auto" style:text-underline-color="font-color" fo:font-weight="bold" officeooo:rsid="00042bf3" officeooo:paragraph-rsid="00042bf3" fo:background-color="transparent" style:font-size-asian="16pt" style:font-weight-asian="bold" style:font-size-complex="16pt" style:font-weight-complex="bold"/>
    </style:style>
    <style:style style:name="T1" style:family="text">
      <style:text-properties style:font-name="Microsoft JhengHei"/>
    </style:style>
    <style:style style:name="T2" style:family="text">
      <style:text-properties style:font-name="Microsoft JhengHei" style:text-underline-style="solid" style:text-underline-width="auto" style:text-underline-color="font-color" fo:font-weight="bold" style:font-weight-asian="bold" style:font-weight-complex="bold"/>
    </style:style>
    <style:style style:name="T3" style:family="text">
      <style:text-properties style:font-name="Microsoft JhengHei" fo:font-size="16pt" style:text-underline-style="solid" style:text-underline-width="auto" style:text-underline-color="font-color" fo:font-weight="bold" style:font-size-asian="16pt" style:font-weight-asian="bold" style:font-size-complex="16pt" style:font-weight-complex="bold"/>
    </style:style>
    <style:style style:name="T4" style:family="text">
      <style:text-properties style:font-name="Microsoft JhengHei" officeooo:rsid="0009e618"/>
    </style:style>
    <style:style style:name="T5" style:family="text">
      <style:text-properties style:font-name="Microsoft Himalaya"/>
    </style:style>
    <style:style style:name="T6" style:family="text">
      <style:text-properties fo:font-variant="normal" fo:text-transform="none" fo:color="#dcddde" style:font-name="Whitney" fo:letter-spacing="normal" fo:font-style="normal"/>
    </style:style>
    <style:style style:name="T7" style:family="text">
      <style:text-properties fo:font-variant="normal" fo:text-transform="none" style:font-name="Whitney" fo:letter-spacing="normal" fo:font-style="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QL VEILLE</text:p>
      <text:p text:style-name="P1"/>
      <text:p text:style-name="P3">CREATE TABLE</text:p>
      <text:p text:style-name="P4">La commande CREATE TABLE permet de créer une table en SQL. Un tableau est une entité qui est contenu dans une base de données pour stocker des données ordonnées dans des colonnes. La création d’une table sert à définir les colonnes et le type de données qui seront contenus dans chacun des colonne (entier, chaîne de caractères, date, valeur binaire …). </text:p>
      <text:p text:style-name="P4"/>
      <text:p text:style-name="P4"/>
      <text:p text:style-name="P6">SYNTHAXE</text:p>
      <text:p text:style-name="P2"/>
      <text:p text:style-name="P5"/>
      <text:p text:style-name="P23">CREATE TABLE nom_de_la_table</text:p>
      <text:p text:style-name="Preformatted_20_Text">(</text:p>
      <text:p text:style-name="Preformatted_20_Text">    colonne1 type_donnees,</text:p>
      <text:p text:style-name="Preformatted_20_Text">    colonne2 type_donnees,</text:p>
      <text:p text:style-name="Preformatted_20_Text">    colonne3 type_donnees,</text:p>
      <text:p text:style-name="Preformatted_20_Text">    colonne4 type_donnees</text:p>
      <text:p text:style-name="P24">)</text:p>
      <text:p text:style-name="P11">Pour chaque colonne, il est également possible de définir des options telles que (liste non-exhaustive):</text:p>
      <text:list xml:id="list745989883" text:style-name="L1">
        <text:list-item>
          <text:p text:style-name="P18"><text:span text:style-name="Strong_20_Emphasis"><text:span text:style-name="T1">NOT NULL :</text:span></text:span><text:span text:style-name="T1"> empêche d’enregistrer une valeur nulle pour une colonne.</text:span></text:p>
        </text:list-item>
        <text:list-item>
          <text:p text:style-name="P18"><text:span text:style-name="Strong_20_Emphasis"><text:span text:style-name="T1">DEFAULT :</text:span></text:span><text:span text:style-name="T1"> attribuer une valeur par défaut si aucune données n’est indiquée pour cette colonne lors de l’ajout d’une ligne dans la table.</text:span></text:p>
        </text:list-item>
        <text:list-item>
          <text:p text:style-name="P9"><text:span text:style-name="Strong_20_Emphasis"><text:span text:style-name="T1">PRIMARY KEY :</text:span></text:span><text:span text:style-name="T1"> indiquer si cette colonne est considérée comme clé primaire pour un index.</text:span></text:p>
        </text:list-item>
      </text:list>
      <text:p text:style-name="P5"/>
      <text:p text:style-name="P7">PRODUIT Cartésien</text:p>
      <text:p text:style-name="P7"/>
      <text:p text:style-name="P5"/>
      <text:p text:style-name="P11">Dans le langage SQL, la commande CROSS JOIN est un type de jointure sur 2 tables SQL qui permet de retourner le produit cartésien. Autrement dit, cela permet de retourner chaque ligne d’une table avec chaque ligne d’une autre table. Ainsi effectuer le produit cartésien d’une table A qui contient 30 résultats avec une table B de 40 résultats va produire 1200 résultats (30 x 40 = 1200). En général la commande CROSS JOIN est combinée avec la commande WHERE pour filtrer les résultats qui respectent certaines conditions.</text:p>
      <text:p text:style-name="Text_20_body"><text:soft-page-break/><text:span text:style-name="Strong_20_Emphasis"><text:span text:style-name="T1">Attention</text:span></text:span><text:span text:style-name="T1">, le nombre de résultat peut facilement être très élevé. S’il est effectué sur des tables avec beaucoup d’enregistrements, cela peut ralentir sensiblement le serveur.</text:span></text:p>
      <text:p text:style-name="P5"/>
      <text:h text:style-name="P27" text:outline-level="2">Syntaxe</text:h>
      <text:p text:style-name="P12"/>
      <text:p text:style-name="P10">Pour effectuer un jointure avec CROSS JOIN, il convient d’effectuer une requête SQL respectant la syntaxe suivante:</text:p>
      <text:p text:style-name="P22">SELECT *</text:p>
      <text:p text:style-name="P22">FROM table1</text:p>
      <text:p text:style-name="P25">CROSS JOIN table2</text:p>
      <text:p text:style-name="P10">Méthode alternative pour retourner les mêmes résultats :</text:p>
      <text:p text:style-name="P22">SELECT *</text:p>
      <text:p text:style-name="P25">FROM table1, table2</text:p>
      <text:p text:style-name="Text_20_body"><text:span text:style-name="T1">L’une ou l’autre de ces syntaxes permettent d’associer tous les résultats de </text:span><text:span text:style-name="Strong_20_Emphasis"><text:span text:style-name="T1">table1</text:span></text:span><text:span text:style-name="T1"> avec chacun des résultats de </text:span><text:span text:style-name="Strong_20_Emphasis"><text:span text:style-name="T1">table2</text:span></text:span><text:span text:style-name="T1">.</text:span></text:p>
      <text:p text:style-name="Text_20_body"><text:span text:style-name="T1"/></text:p>
      <text:p text:style-name="P13"><text:span text:style-name="T3">UNION</text:span><text:span text:style-name="T1"> </text:span></text:p>
      <text:p text:style-name="P13"><text:span text:style-name="T1"/></text:p>
      <text:p text:style-name="Text_20_body"><text:span text:style-name="T1">La commande UNION de SQL permet de mettre bout-à-bout les résultats de plusieurs requêtes utilisant elles-même la commande SELECT. C’est donc une commande qui permet de concaténer les résultats de 2 requêtes ou plus. Pour l’utiliser il est nécessaire que chacune des requêtes à concaténer retournes le même nombre de colonnes, avec les mêmes types de données et dans le même ordre.</text:span></text:p>
      <text:p text:style-name="Text_20_body"><text:span text:style-name="Strong_20_Emphasis"><text:span text:style-name="T1">A savoir :</text:span></text:span><text:span text:style-name="T1"> par défaut, les enregistrements exactement identiques ne seront pas répétés dans les résultats. Pour effectuer une union dans laquelle même les lignes dupliquées sont affichées il faut plutôt utiliser la commande UNION ALL.</text:span></text:p>
      <text:h text:style-name="Heading_20_2" text:outline-level="2">Syntaxe</text:h>
      <text:p text:style-name="Text_20_body">La syntaxe pour unir les résultats de 2 tableaux sans afficher les doublons est la suivante:</text:p>
      <text:p text:style-name="Preformatted_20_Text">SELECT * FROM table1</text:p>
      <text:p text:style-name="Preformatted_20_Text">UNION</text:p>
      <text:p text:style-name="P24">SELECT * FROM table2</text:p>
      <text:p text:style-name="Text_20_body"><text:span text:style-name="T1"/></text:p>
      <text:h text:style-name="P28" text:outline-level="1"><text:soft-page-break/>SQL EXCEPT / MINUS</text:h>
      <text:p text:style-name="P12"/>
      <text:p text:style-name="P10">Dans le langage SQL la commande EXCEPT s’utilise entre 2 instructions pour récupérer les enregistrements de la première instruction sans inclure les résultats de la seconde requête. Si un même enregistrement devait être présent dans les résultats des 2 syntaxes, ils ne seront pas présent dans le résultat final.</text:p>
      <text:p text:style-name="Text_20_body"><text:span text:style-name="Strong_20_Emphasis"><text:span text:style-name="T1">A savoir :</text:span></text:span><text:span text:style-name="T1"> cette commande s’appelle différemment selon les Systèmes de Gestion de Base de Données (SGBD) :</text:span></text:p>
      <text:list xml:id="list205526924" text:style-name="L2">
        <text:list-item>
          <text:p text:style-name="P19"><text:span text:style-name="Strong_20_Emphasis"><text:span text:style-name="T1">EXCEPT :</text:span></text:span><text:span text:style-name="T1"> PostgreSQL</text:span></text:p>
        </text:list-item>
        <text:list-item>
          <text:p text:style-name="P14"><text:span text:style-name="Strong_20_Emphasis"><text:span text:style-name="T1">MINUS :</text:span></text:span><text:span text:style-name="T1"> MySQL et Oracle</text:span></text:p>
        </text:list-item>
      </text:list>
      <text:p text:style-name="P10">Dès lors, il faut remplacer tout le reste de ce cours par MINUS pour les SGBD correspondants.</text:p>
      <text:h text:style-name="P26" text:outline-level="2">Syntaxe</text:h>
      <text:p text:style-name="P10">La syntaxe d’une requête SQL est toute simple :</text:p>
      <text:p text:style-name="Preformatted_20_Text">SELECT * FROM table1</text:p>
      <text:p text:style-name="Preformatted_20_Text">EXCEPT</text:p>
      <text:p text:style-name="P24">SELECT * FROM table2</text:p>
      <text:p text:style-name="P10">Cette requête permet de lister les résultats du table 1 sans inclure les enregistrements de la table 1 qui sont aussi dans la table 2.</text:p>
      <text:p text:style-name="Text_20_body"><text:span text:style-name="Strong_20_Emphasis"><text:span text:style-name="T1">Attention :</text:span></text:span><text:span text:style-name="T1"> les colonnes de la première requête doivent être similaires entre la première et la deuxième requête (même nombre, même type et même ordre).</text:span></text:p>
      <text:p text:style-name="P5"/>
      <text:h text:style-name="P28" text:outline-level="1">SQL INTERSECT</text:h>
      <text:p text:style-name="P12"/>
      <text:p text:style-name="P10">La commande SQL INTERSECT permet d’obtenir l’intersection des résultats de 2 requêtes. Cette commande permet donc de récupérer les enregistrements communs à 2 requêtes. Cela peut s’avérer utile lorsqu’il faut trouver s’il y a des données similaires sur 2 tables distinctes.</text:p>
      <text:p text:style-name="Text_20_body"><text:span text:style-name="Strong_20_Emphasis"><text:span text:style-name="T1">A savoir :</text:span></text:span><text:span text:style-name="T1"> pour l’utiliser convenablement il faut que les 2 requêtes retourne le même nombre de colonnes, avec les mêmes types et dans le même ordre.</text:span></text:p>
      <text:p text:style-name="Text_20_body"><text:span text:style-name="Strong_20_Emphasis"><text:span text:style-name="T1">Compatibilité :</text:span></text:span><text:span text:style-name="T1"> PostgreSQL, SQL Server, Oracle et SQLite. Pas disponible sous MySQL, mais il existe une alternative présentée sur cette page.</text:span></text:p>
      <text:h text:style-name="Heading_20_2" text:outline-level="2"><text:soft-page-break/><text:span text:style-name="T1">Syntaxe</text:span></text:h>
      <text:p text:style-name="P10">La syntaxe à adopter pour utiliser cette commande est la suivante :</text:p>
      <text:p text:style-name="P10"/>
      <text:p text:style-name="Preformatted_20_Text">SELECT * FROM `table1`</text:p>
      <text:p text:style-name="Preformatted_20_Text">INTERSECT</text:p>
      <text:p text:style-name="P24">SELECT * FROM `table2`</text:p>
      <text:p text:style-name="Text_20_body"><text:span text:style-name="T1">Dans cet exemple, il faut que les 2 tables soient similaires (mêmes colonnes, mêmes types et même ordre). Le résultat correspondra aux enregistrements qui existent dans </text:span><text:span text:style-name="Strong_20_Emphasis"><text:span text:style-name="T1">table1</text:span></text:span><text:span text:style-name="T1"> et dans </text:span><text:span text:style-name="Strong_20_Emphasis"><text:span text:style-name="T1">table2</text:span></text:span><text:span text:style-name="T1">.</text:span></text:p>
      <text:p text:style-name="Text_20_body"><text:span text:style-name="T1"/></text:p>
      <text:h text:style-name="P28" text:outline-level="1">Jointure SQL</text:h>
      <text:p text:style-name="P12"/>
      <text:p text:style-name="Text_20_body">Les jointures en SQL permettent d’associer plusieurs tables dans une même requête. Cela permet d’exploiter la puissance des bases de données relationnelles pour obtenir des résultats qui combinent les données de plusieurs tables de manière efficace.</text:p>
      <text:h text:style-name="Heading_20_2" text:outline-level="2"/>
      <text:h text:style-name="Heading_20_2" text:outline-level="2">Exemple</text:h>
      <text:p text:style-name="Text_20_body"/>
      <text:p text:style-name="Text_20_body">En général, les jointures consistent à associer des lignes de 2 tables en associant l’égalité des valeurs d’une colonne d’une première table par rapport à la valeur d’une colonne d’une seconde table. Imaginons qu’une base de 2 données possède une table “utilisateur” et une autre table “adresse” qui contient les adresses de ces utilisateurs. Avec une jointure, il est possible d’obtenir les données de l’utilisateur et de son adresse en une seule requête.</text:p>
      <text:p text:style-name="Text_20_body">On peut aussi imaginer qu’un site web possède une table pour les articles (titre, contenu, date de publication …) et une autre pour les rédacteurs (nom, date d’inscription, date de naissance …). Avec une jointure il est possible d’effectuer une seule recherche pour afficher un article et le nom du rédacteur. Cela évite d’avoir à afficher le nom du rédacteur dans la table “article”.</text:p>
      <text:p text:style-name="Text_20_body">Il y a d’autres cas de jointures, incluant des jointures sur la même table ou des jointure d’inégalité. Ces cas étant assez particulier et pas si simple à comprendre, ils ne seront pas élaboré sur cette page.</text:p>
      <text:h text:style-name="Heading_20_2" text:outline-level="2">Types de jointures</text:h>
      <text:p text:style-name="Text_20_body">Il y a plusieurs méthodes pour associer 2 tables ensemble. Voici la liste des différentes techniques qui sont utilisées :</text:p>
      <text:list xml:id="list4273852276" text:style-name="L3">
        <text:list-item>
          <text:p text:style-name="P20"><text:soft-page-break/><text:a xlink:type="simple" xlink:href="https://sql.sh/cours/jointures/inner-join" text:style-name="Internet_20_link" text:visited-style-name="Visited_20_Internet_20_Link"><text:span text:style-name="Strong_20_Emphasis">INNER JOIN</text:span></text:a><text:span text:style-name="Strong_20_Emphasis"> :</text:span> jointure interne pour retourner les enregistrements quand la condition est vrai dans les 2 tables. C’est l’une des jointures les plus communes.</text:p>
        </text:list-item>
        <text:list-item>
          <text:p text:style-name="P20"><text:a xlink:type="simple" xlink:href="https://sql.sh/cours/jointures/cross-join" text:style-name="Internet_20_link" text:visited-style-name="Visited_20_Internet_20_Link"><text:span text:style-name="Strong_20_Emphasis">CROSS JOIN</text:span></text:a><text:span text:style-name="Strong_20_Emphasis"> :</text:span> jointure croisée permettant de faire le produit cartésien de 2 tables. En d’autres mots, permet de joindre chaque lignes d’une table avec chaque lignes d’une seconde table. Attention, le nombre de résultats est en général très élevé.</text:p>
        </text:list-item>
        <text:list-item>
          <text:p text:style-name="P20"><text:a xlink:type="simple" xlink:href="https://sql.sh/cours/jointures/left-join" text:style-name="Internet_20_link" text:visited-style-name="Visited_20_Internet_20_Link"><text:span text:style-name="Strong_20_Emphasis">LEFT JOIN</text:span></text:a><text:span text:style-name="Strong_20_Emphasis"> (ou LEFT OUTER JOIN) :</text:span> jointure externe pour retourner tous les enregistrements de la table de gauche (LEFT = gauche) même si la condition n’est pas vérifié dans l’autre table.</text:p>
        </text:list-item>
        <text:list-item>
          <text:p text:style-name="P20"><text:a xlink:type="simple" xlink:href="https://sql.sh/cours/jointures/right-join" text:style-name="Internet_20_link" text:visited-style-name="Visited_20_Internet_20_Link"><text:span text:style-name="Strong_20_Emphasis">RIGHT JOIN</text:span></text:a><text:span text:style-name="Strong_20_Emphasis"> (ou RIGHT OUTER JOIN) :</text:span> jointure externe pour retourner tous les enregistrements de la table de droite (RIGHT = droite) même si la condition n’est pas vérifié dans l’autre table.</text:p>
        </text:list-item>
        <text:list-item>
          <text:p text:style-name="P20"><text:a xlink:type="simple" xlink:href="https://sql.sh/cours/jointures/full-join" text:style-name="Internet_20_link" text:visited-style-name="Visited_20_Internet_20_Link"><text:span text:style-name="Strong_20_Emphasis">FULL JOIN</text:span></text:a><text:span text:style-name="Strong_20_Emphasis"> (ou FULL OUTER JOIN) :</text:span> jointure externe pour retourner les résultats quand la condition est vrai dans au moins une des 2 tables.</text:p>
        </text:list-item>
        <text:list-item>
          <text:p text:style-name="P20"><text:a xlink:type="simple" xlink:href="https://sql.sh/cours/jointures/self-join" text:style-name="Internet_20_link" text:visited-style-name="Visited_20_Internet_20_Link"><text:span text:style-name="Strong_20_Emphasis">SELF JOIN</text:span></text:a><text:span text:style-name="Strong_20_Emphasis"> :</text:span> permet d’effectuer une jointure d’une table avec elle-même comme si c’était une autre table.</text:p>
        </text:list-item>
        <text:list-item>
          <text:p text:style-name="P20"><text:a xlink:type="simple" xlink:href="https://sql.sh/cours/jointures/natural-join" text:style-name="Internet_20_link" text:visited-style-name="Visited_20_Internet_20_Link"><text:span text:style-name="Strong_20_Emphasis">NATURAL JOIN</text:span></text:a><text:span text:style-name="Strong_20_Emphasis"> :</text:span> jointure naturelle entre 2 tables s’il y a au moins une colonne qui porte le même nom entre les 2 tables SQL</text:p>
        </text:list-item>
        <text:list-item>
          <text:p text:style-name="P15"><text:span text:style-name="Strong_20_Emphasis">UNION JOIN :</text:span> jointure d’union</text:p>
        </text:list-item>
      </text:list>
      <text:p text:style-name="P5"/>
      <text:p text:style-name="P5"/>
      <text:h text:style-name="P28" text:outline-level="1">Fonctions d’agrégation SQL</text:h>
      <text:p text:style-name="Text_20_body">Les fonctions d’agrégation dans le langage SQL permettent d’effectuer des opérations statistiques sur un ensemble d’enregistrement. Étant données que ces fonctions s’appliquent à plusieurs lignes en même temps, elle permettent des opérations qui servent à récupérer l’enregistrement le plus petit, le plus grand ou bien encore de déterminer la valeur moyenne sur plusieurs enregistrement.</text:p>
      <text:h text:style-name="Heading_20_2" text:outline-level="2">Liste des fonctions d’agrégation statistiques</text:h>
      <text:p text:style-name="Text_20_body">Les fonctions d’agrégation sont des fonctions idéales pour effectuer quelques statistiques de bases sur des tables. Les principales fonctions sont les suivantes :</text:p>
      <text:list xml:id="list942516291" text:style-name="L4">
        <text:list-item>
          <text:p text:style-name="P21"><text:a xlink:type="simple" xlink:href="https://sql.sh/fonctions/agregation/avg" text:style-name="Internet_20_link" text:visited-style-name="Visited_20_Internet_20_Link">AVG()</text:a> pour calculer la moyenne sur un ensemble d’enregistrement</text:p>
        </text:list-item>
        <text:list-item>
          <text:p text:style-name="P21"><text:a xlink:type="simple" xlink:href="https://sql.sh/fonctions/agregation/count" text:style-name="Internet_20_link" text:visited-style-name="Visited_20_Internet_20_Link">COUNT()</text:a> pour compter le nombre d’enregistrement sur une table ou une colonne distincte</text:p>
        </text:list-item>
        <text:list-item>
          <text:p text:style-name="P21"><text:a xlink:type="simple" xlink:href="https://sql.sh/fonctions/agregation/max" text:style-name="Internet_20_link" text:visited-style-name="Visited_20_Internet_20_Link">MAX()</text:a> pour récupérer la valeur maximum d’une colonne sur un ensemble de ligne. Cela s’applique à la fois pour des données numériques ou alphanumérique</text:p>
        </text:list-item>
        <text:list-item>
          <text:p text:style-name="P21"><text:a xlink:type="simple" xlink:href="https://sql.sh/fonctions/agregation/min" text:style-name="Internet_20_link" text:visited-style-name="Visited_20_Internet_20_Link">MIN()</text:a> pour récupérer la valeur minimum de la même manière que MAX()</text:p>
        </text:list-item>
        <text:list-item>
          <text:p text:style-name="P16"><text:a xlink:type="simple" xlink:href="https://sql.sh/fonctions/agregation/sum" text:style-name="Internet_20_link" text:visited-style-name="Visited_20_Internet_20_Link">SUM()</text:a> pour calculer la somme sur un ensemble d’enregistrement</text:p>
        </text:list-item>
      </text:list>
      <text:h text:style-name="Heading_20_2" text:outline-level="2">Utilisation simple</text:h>
      <text:p text:style-name="Text_20_body">L’utilisation la plus générale consiste à utiliser la syntaxe suivante :</text:p>
      <text:p text:style-name="P24">SELECT fonction(colonne) FROM table</text:p>
      <text:p text:style-name="Text_20_body"><text:soft-page-break/>La fonction COUNT() possède une subtilité. Pour compter le nombre total de ligne d’une table, il convient d’utiliser l’étoile “*” qui signifie que l’ont cherche à compter le nombre d’enregistrement sur toutes les colonnes. La syntaxe serait alors la suivante :</text:p>
      <text:p text:style-name="P24">SELECT COUNT(*) FROM table</text:p>
      <text:p text:style-name="P8"><text:span text:style-name="T7">aggrégation = utilisation des fonctions statistiques (count(), min(), sum(), etc.).</text:span> </text:p>
      <text:p text:style-name="P8"/>
      <text:p text:style-name="P8"/>
      <text:h text:style-name="P29" text:outline-level="1">SQL ORDER BY</text:h>
      <text:p text:style-name="P17"/>
      <text:p text:style-name="Text_20_body"><text:span text:style-name="T1">La commande ORDER BY permet de trier les lignes dans un résultat d’une requête SQL. Il est possible de trier les données sur une ou plusieurs colonnes, par ordre ascendant ou descenda</text:span><text:span text:style-name="T4">nt</text:span>.</text:p>
      <text:h text:style-name="Heading_20_2" text:outline-level="2">Syntaxe</text:h>
      <text:p text:style-name="P10">Une requête où l’on souhaite filtrer l’ordre des résultats utilise la commande ORDER BY de la sorte :</text:p>
      <text:p text:style-name="Preformatted_20_Text">SELECT colonne1, colonne2</text:p>
      <text:p text:style-name="Preformatted_20_Text">FROM table</text:p>
      <text:p text:style-name="P24">ORDER BY colonne1</text:p>
      <text:p text:style-name="P10">Par défaut les résultats sont classés par ordre ascendant, toutefois il est possible d’inverser l’ordre en utilisant le suffixe DESC après le nom de la colonne. Par ailleurs, il est possible de trier sur plusieurs colonnes en les séparant par une virgule. Une requête plus élaborée ressemblerait à cela :</text:p>
      <text:p text:style-name="Preformatted_20_Text">SELECT colonne1, colonne2, colonne3</text:p>
      <text:p text:style-name="Preformatted_20_Text">FROM table</text:p>
      <text:p text:style-name="P24">ORDER BY colonne1 DESC, colonne2 ASC</text:p>
      <text:p text:style-name="Text_20_body"><text:span text:style-name="Strong_20_Emphasis"><text:span text:style-name="T1">A noter :</text:span></text:span><text:span text:style-name="T1"> il n’est pas obligé d’utiliser le suffixe “ASC” sachant que les résultats sont toujours classés par ordre ascendant par défaut. Toutefois, c’est plus pratique pour mieux s’y retrouver, surtout si on a oublié l’ordre par défaut.</text:span></text:p>
      <text:p text:style-name="P8"/>
      <text:p text:style-name="P8"/>
      <text:p text:style-name="P8"/>
      <text:p text:style-name="P8"/>
      <text:p text:style-name="P8"/>
      <text:p text:style-name="P8"/>
      <text:h text:style-name="P29" text:outline-level="1"><text:soft-page-break/>SQL INSTR()</text:h>
      <text:p text:style-name="P17"/>
      <text:p text:style-name="P10">Dans le langage SQL, la fonction INSTR() est utilisé par MySQL et Oracle pour obtenir la position d’une occurrence dans une chaîne de caractères. Cette fonction permet donc de savoir si une chaîne est présente dans une autre chaîne et d’obtenir par la même occasion sa position.</text:p>
      <text:p text:style-name="Text_20_body"><text:span text:style-name="Strong_20_Emphasis"><text:span text:style-name="T1">A noter :</text:span></text:span><text:span text:style-name="T1"> la fonction est identique LOCATE() à la seule différence que les 2 paramètres qui la compose sont inversés.</text:span></text:p>
      <text:h text:style-name="P26" text:outline-level="2">Syntaxe</text:h>
      <text:p text:style-name="P10">Cette fonction s’utilise avec la syntaxe suivante :</text:p>
      <text:p text:style-name="P25">SELECT INSTR( str1 , str2 );</text:p>
      <text:p text:style-name="P10">Dans la requête ci-dessus, la fonction INSTR() va chercher et retourner la position de str2 dans str1. Si la chaîne str2 n’est pas présente dans str1, alors la fonction retournera la position 0.</text:p>
      <text:p text:style-name="P10">Il faut également savoir que si la chaîne str2 est présente plusieurs fois dans str1, alors ce sera seulement la position de la première occurrence qui sera retournée.</text:p>
      <text:h text:style-name="P29" text:outline-level="1"/>
      <text:h text:style-name="P29" text:outline-level="1">SQL DISTINCT</text:h>
      <text:p text:style-name="P17"/>
      <text:p text:style-name="Text_20_body"><text:span text:style-name="T1">L’utilisation de la commande </text:span><text:a xlink:type="simple" xlink:href="https://sql.sh/cours/select" text:style-name="Internet_20_link" text:visited-style-name="Visited_20_Internet_20_Link"><text:span text:style-name="T1">SELECT</text:span></text:a><text:span text:style-name="T1"> en SQL permet de lire toutes les données d’une ou plusieurs colonnes. Cette commande peut potentiellement afficher des lignes en doubles. Pour éviter des redondances dans les résultats il faut simplement ajouter DISTINCT après le mot SELECT.</text:span></text:p>
      <text:h text:style-name="Heading_20_2" text:outline-level="2">Commande basique</text:h>
      <text:p text:style-name="Text_20_body"/>
      <text:p text:style-name="P10">L’utilisation basique de cette commande consiste alors à effectuer la requête suivante:</text:p>
      <text:p text:style-name="Preformatted_20_Text">SELECT DISTINCT ma_colonne</text:p>
      <text:p text:style-name="P24">FROM nom_du_tableau</text:p>
      <text:p text:style-name="P10"><text:soft-page-break/>Cette requête sélectionne le champ “ma_colonne” de la table “nom_du_tableau” en évitant de retourner des doublons.</text:p>
      <text:h text:style-name="Heading_20_3" text:outline-level="3">Requête pour Oracle</text:h>
      <text:p text:style-name="P10">Pour le Système de Gestion de Bases de Données (SGBD) Oracle, cette requête est remplacée par la commande “UNIQUE”:</text:p>
      <text:p text:style-name="Preformatted_20_Text">SELECT UNIQUE ma_colonne</text:p>
      <text:p text:style-name="P24">FROM nom_du_tableau</text:p>
      <text:h text:style-name="P29" text:outline-level="1"/>
      <text:h text:style-name="P29" text:outline-level="1">SQL HAVING</text:h>
      <text:p text:style-name="P17"/>
      <text:p text:style-name="P10">La condition HAVING en SQL est presque similaire à WHERE à la seule différence que HAVING permet de filtrer en utilisant des fonctions telles que SUM(), COUNT(), AVG(), MIN() ou MAX().</text:p>
      <text:h text:style-name="P26" text:outline-level="2">Syntaxe</text:h>
      <text:p text:style-name="P10"/>
      <text:p text:style-name="P10">L’utilisation de HAVING s’utilise de la manière suivante :</text:p>
      <text:p text:style-name="P22">SELECT colonne1, SUM(colonne2)</text:p>
      <text:p text:style-name="P22">FROM nom_table</text:p>
      <text:p text:style-name="P22">GROUP BY colonne1</text:p>
      <text:p text:style-name="P25">HAVING fonction(colonne2) operateur valeur</text:p>
      <text:p text:style-name="P10">Cela permet donc de SÉLECTIONNER les colonnes DE la table “nom_table” en GROUPANT les lignes qui ont des valeurs identiques sur la colonne “colonne1” et que la condition de HAVING soit respectée.</text:p>
      <text:p text:style-name="Text_20_body"><text:span text:style-name="Strong_20_Emphasis"><text:span text:style-name="T1">Important :</text:span></text:span><text:span text:style-name="T1"> HAVING est très souvent utilisé en même temps que GROUP BY bien que ce ne soit pas obligatoire.</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hitney" svg:font-family="Whitney, 'Helvetica Neue', Helvetica, Arial, sans-serif"/>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Microsoft Himalaya" svg:font-family="'Microsoft Himalay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JhengHei" svg:font-family="'Microsoft JhengHe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6T10:01:57.235000000</meta:creation-date>
    <dc:date>2020-07-16T18:17:06.215000000</dc:date>
    <meta:editing-duration>PT3H34M55S</meta:editing-duration>
    <meta:editing-cycles>1</meta:editing-cycles>
    <meta:document-statistic meta:table-count="0" meta:image-count="0" meta:object-count="0" meta:page-count="8" meta:paragraph-count="130" meta:word-count="1949" meta:character-count="12014" meta:non-whitespace-character-count="10194"/>
    <meta:generator>LibreOffice/6.2.8.2$Windows_X86_64 LibreOffice_project/f82ddfca21ebc1e222a662a32b25c0c9d20169ee</meta:generator>
  </office:meta>
</office:document-meta>
</file>